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7257in" table:align="left"/>
    </style:style>
    <style:style style:name="Table1.A" style:family="table-column">
      <style:table-column-properties style:column-width="1.1764in"/>
    </style:style>
    <style:style style:name="Table1.B" style:family="table-column">
      <style:table-column-properties style:column-width="1.5431in"/>
    </style:style>
    <style:style style:name="Table1.C" style:family="table-column">
      <style:table-column-properties style:column-width="2.006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5757in" table:align="left"/>
    </style:style>
    <style:style style:name="Table2.A" style:family="table-column">
      <style:table-column-properties style:column-width="1.4264in"/>
    </style:style>
    <style:style style:name="Table2.B" style:family="table-column">
      <style:table-column-properties style:column-width="0.8694in"/>
    </style:style>
    <style:style style:name="Table2.C" style:family="table-column">
      <style:table-column-properties style:column-width="2.279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5576in" table:align="left"/>
    </style:style>
    <style:style style:name="Table3.A" style:family="table-column">
      <style:table-column-properties style:column-width="1.0653in"/>
    </style:style>
    <style:style style:name="Table3.B" style:family="table-column">
      <style:table-column-properties style:column-width="0.7403in"/>
    </style:style>
    <style:style style:name="Table3.C" style:family="table-column">
      <style:table-column-properties style:column-width="1.752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5944in" table:align="left"/>
    </style:style>
    <style:style style:name="Table4.A" style:family="table-column">
      <style:table-column-properties style:column-width="0.5007in"/>
    </style:style>
    <style:style style:name="Table4.B" style:family="table-column">
      <style:table-column-properties style:column-width="1.9292in"/>
    </style:style>
    <style:style style:name="Table4.C" style:family="table-column">
      <style:table-column-properties style:column-width="3.1646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lent — let’s go, Roshan!<text:line-break/>Below is the <text:span text:style-name="Strong_20_Emphasis">CycleWorks Scheduler — PRD (Hybrid Style)</text:span> followed by the <text:span text:style-name="Strong_20_Emphasis">Cursor Agent Rules File</text:span> and <text:span text:style-name="Strong_20_Emphasis">Project Directory Structure</text:span>.<text:line-break/>This will serve as your <text:span text:style-name="Emphasis">master plan</text:span> when you open Cursor and start implementing the app piece by piece.</text:p>
      <text:p text:style-name="Horizontal_20_Line"/>
      <text:h text:style-name="Heading_20_1" text:outline-level="1">🚲 CycleWorks Scheduler — Product Requirements Document (PRD)</text:h>
      <text:h text:style-name="Heading_20_3" text:outline-level="3">Version</text:h>
      <text:p text:style-name="Text_20_body">v1.0 – November 2025<text:line-break/>Prepared for: <text:span text:style-name="Strong_20_Emphasis">CycleWorks Doorstep Service</text:span><text:line-break/>Tech Stack: <text:span text:style-name="Strong_20_Emphasis">Django + SQLite (→ PostgreSQL later)</text:span>, Django REST Framework, GitHub version control<text:line-break/>Frontend: <text:span text:style-name="Strong_20_Emphasis">Zoho Sites (API embed)</text:span><text:line-break/>Visual UX Reference: <text:span text:style-name="Strong_20_Emphasis">Urban Company</text:span></text:p>
      <text:p text:style-name="Horizontal_20_Line"/>
      <text:h text:style-name="Heading_20_2" text:outline-level="2">1. 🎯 Objective</text:h>
      <text:p text:style-name="Text_20_body">To build a <text:span text:style-name="Strong_20_Emphasis">dynamic scheduling system</text:span> for CycleWorks’ doorstep cycle service operations that:</text:p>
      <text:list text:style-name="L1">
        <text:list-item>
          <text:p text:style-name="P1">Allows customers to select <text:span text:style-name="Strong_20_Emphasis">available time slots</text:span> per city/date dynamically.</text:p>
        </text:list-item>
        <text:list-item>
          <text:p text:style-name="P1">Automatically assigns technicians based on <text:span text:style-name="Strong_20_Emphasis">availability and proximity</text:span>.</text:p>
        </text:list-item>
        <text:list-item>
          <text:p text:style-name="P1">Periodically <text:span text:style-name="Strong_20_Emphasis">re-optimizes</text:span> assignments to minimize total travel distance.</text:p>
        </text:list-item>
        <text:list-item>
          <text:p text:style-name="P1">Integrates seamlessly with <text:span text:style-name="Strong_20_Emphasis">Zoho Bigin CRM</text:span> for lead management.</text:p>
        </text:list-item>
      </text:list>
      <text:p text:style-name="Text_20_body">The system must be <text:span text:style-name="Strong_20_Emphasis">scalable</text:span>, <text:span text:style-name="Strong_20_Emphasis">modular</text:span>, and <text:span text:style-name="Strong_20_Emphasis">API-driven</text:span> so it can integrate into Zoho Sites and future mobile apps.</text:p>
      <text:p text:style-name="Horizontal_20_Line"/>
      <text:h text:style-name="Heading_20_2" text:outline-level="2">2. 🏗️ System Architecture Overview</text:h>
      <text:p text:style-name="Text_20_body"><text:span text:style-name="Strong_20_Emphasis">High-Level Components:</text:span></text:p>
      <text:list text:style-name="L2">
        <text:list-item>
          <text:p text:style-name="P2"><text:span text:style-name="Strong_20_Emphasis">Frontend (Zoho Sites)</text:span> → Calls booking API</text:p>
        </text:list-item>
        <text:list-item>
          <text:p text:style-name="P2"><text:span text:style-name="Strong_20_Emphasis">API Layer (Django REST Framework)</text:span> → Exposes endpoints for:</text:p>
          <text:list>
            <text:list-item>
              <text:p text:style-name="P2">Slot availability</text:p>
            </text:list-item>
            <text:list-item>
              <text:p text:style-name="P2">Customer booking</text:p>
            </text:list-item>
            <text:list-item>
              <text:p text:style-name="P2">Technician management</text:p>
            </text:list-item>
            <text:list-item>
              <text:p text:style-name="P2"><text:soft-page-break/>Assignment optimization</text:p>
            </text:list-item>
          </text:list>
        </text:list-item>
        <text:list-item>
          <text:p text:style-name="P2"><text:span text:style-name="Strong_20_Emphasis">Core Logic Layer</text:span></text:p>
          <text:list>
            <text:list-item>
              <text:p text:style-name="P2">Slot generation</text:p>
            </text:list-item>
            <text:list-item>
              <text:p text:style-name="P2">Technician assignment</text:p>
            </text:list-item>
            <text:list-item>
              <text:p text:style-name="P2">Distance-based optimization (Hungarian method or nearest-neighbor)</text:p>
            </text:list-item>
          </text:list>
        </text:list-item>
        <text:list-item>
          <text:p text:style-name="P2"><text:span text:style-name="Strong_20_Emphasis">Database (SQLite → PostgreSQL)</text:span></text:p>
          <text:list>
            <text:list-item>
              <text:p text:style-name="P2">Stores technicians, bookings, slots, and locations.</text:p>
            </text:list-item>
          </text:list>
        </text:list-item>
        <text:list-item>
          <text:p text:style-name="P2"><text:span text:style-name="Strong_20_Emphasis">Admin Panel (Django Admin / Simple UI)</text:span></text:p>
          <text:list>
            <text:list-item>
              <text:p text:style-name="P2">For internal operations team to monitor and override assignments.</text:p>
            </text:list-item>
          </text:list>
        </text:list-item>
        <text:list-item>
          <text:p text:style-name="P2"><text:span text:style-name="Strong_20_Emphasis">Integration Layer</text:span></text:p>
          <text:list>
            <text:list-item>
              <text:p text:style-name="P2">Pushes booking data into <text:span text:style-name="Strong_20_Emphasis">Zoho Bigin CRM</text:span> via API.</text:p>
            </text:list-item>
          </text:list>
        </text:list-item>
      </text:list>
      <text:p text:style-name="Horizontal_20_Line"/>
      <text:h text:style-name="Heading_20_2" text:outline-level="2">3. 🧱 Database Schema (Initial Draft)</text:h>
      <text:h text:style-name="Heading_20_3" text:outline-level="3"><text:span text:style-name="Source_20_Text">Technician</text:span>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ield</text:p>
            </table:table-cell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UUID / Auto</text:p>
          </table:table-cell>
          <table:table-cell table:style-name="Table1.A1" office:value-type="string">
            <text:p text:style-name="Table_20_Contents">Primary key</text:p>
          </table:table-cell>
        </table:table-row>
        <table:table-row>
          <table:table-cell table:style-name="Table1.A1" office:value-type="string">
            <text:p text:style-name="Table_20_Contents">name</text:p>
          </table:table-cell>
          <table:table-cell table:style-name="Table1.A1" office:value-type="string">
            <text:p text:style-name="Table_20_Contents">CharField</text:p>
          </table:table-cell>
          <table:table-cell table:style-name="Table1.A1" office:value-type="string">
            <text:p text:style-name="Table_20_Contents">Technician name</text:p>
          </table:table-cell>
        </table:table-row>
        <table:table-row>
          <table:table-cell table:style-name="Table1.A1" office:value-type="string">
            <text:p text:style-name="Table_20_Contents">city</text:p>
          </table:table-cell>
          <table:table-cell table:style-name="Table1.A1" office:value-type="string">
            <text:p text:style-name="Table_20_Contents">CharField</text:p>
          </table:table-cell>
          <table:table-cell table:style-name="Table1.A1" office:value-type="string">
            <text:p text:style-name="Table_20_Contents">Service city</text:p>
          </table:table-cell>
        </table:table-row>
        <table:table-row>
          <table:table-cell table:style-name="Table1.A1" office:value-type="string">
            <text:p text:style-name="Table_20_Contents">current_location</text:p>
          </table:table-cell>
          <table:table-cell table:style-name="Table1.A1" office:value-type="string">
            <text:p text:style-name="Table_20_Contents">PointField / JSON</text:p>
          </table:table-cell>
          <table:table-cell table:style-name="Table1.A1" office:value-type="string">
            <text:p text:style-name="Table_20_Contents">Current coordinates</text:p>
          </table:table-cell>
        </table:table-row>
        <table:table-row>
          <table:table-cell table:style-name="Table1.A1" office:value-type="string">
            <text:p text:style-name="Table_20_Contents">available_dates</text:p>
          </table:table-cell>
          <table:table-cell table:style-name="Table1.A1" office:value-type="string">
            <text:p text:style-name="Table_20_Contents">Array / ManyToMany</text:p>
          </table:table-cell>
          <table:table-cell table:style-name="Table1.A1" office:value-type="string">
            <text:p text:style-name="Table_20_Contents">Dates technician is available</text:p>
          </table:table-cell>
        </table:table-row>
        <table:table-row>
          <table:table-cell table:style-name="Table1.A1" office:value-type="string">
            <text:p text:style-name="Table_20_Contents">assigned_slots</text:p>
          </table:table-cell>
          <table:table-cell table:style-name="Table1.A1" office:value-type="string">
            <text:p text:style-name="Table_20_Contents">Relation</text:p>
          </table:table-cell>
          <table:table-cell table:style-name="Table1.A1" office:value-type="string">
            <text:p text:style-name="Table_20_Contents">Bookings assigned</text:p>
          </table:table-cell>
        </table:table-row>
      </table:table>
      <text:p text:style-name="Standard"/>
      <text:p text:style-name="Standard"/>
      <text:p text:style-name="Standard">CustomerBooking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Field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UUID</text:p>
          </table:table-cell>
          <table:table-cell table:style-name="Table2.A1" office:value-type="string">
            <text:p text:style-name="Table_20_Contents">Primary key</text:p>
          </table:table-cell>
        </table:table-row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CharField</text:p>
          </table:table-cell>
          <table:table-cell table:style-name="Table2.A1" office:value-type="string">
            <text:p text:style-name="Table_20_Contents">Customer name</text:p>
          </table:table-cell>
        </table:table-row>
        <table:table-row>
          <table:table-cell table:style-name="Table2.A1" office:value-type="string">
            <text:p text:style-name="Table_20_Contents">phone</text:p>
          </table:table-cell>
          <table:table-cell table:style-name="Table2.A1" office:value-type="string">
            <text:p text:style-name="Table_20_Contents">CharField</text:p>
          </table:table-cell>
          <table:table-cell table:style-name="Table2.A1" office:value-type="string">
            <text:p text:style-name="Table_20_Contents">Contact</text:p>
          </table:table-cell>
        </table:table-row>
        <table:table-row>
          <table:table-cell table:style-name="Table2.A1" office:value-type="string">
            <text:p text:style-name="Table_20_Contents">city</text:p>
          </table:table-cell>
          <table:table-cell table:style-name="Table2.A1" office:value-type="string">
            <text:p text:style-name="Table_20_Contents">CharField</text:p>
          </table:table-cell>
          <table:table-cell table:style-name="Table2.A1" office:value-type="string">
            <text:p text:style-name="Table_20_Contents">City selected</text:p>
          </table:table-cell>
        </table:table-row>
        <table:table-row>
          <table:table-cell table:style-name="Table2.A1" office:value-type="string">
            <text:p text:style-name="Table_20_Contents">address</text:p>
          </table:table-cell>
          <table:table-cell table:style-name="Table2.A1" office:value-type="string">
            <text:p text:style-name="Table_20_Contents">CharField</text:p>
          </table:table-cell>
          <table:table-cell table:style-name="Table2.A1" office:value-type="string">
            <text:p text:style-name="Table_20_Contents">Address</text:p>
          </table:table-cell>
        </table:table-row>
        <table:table-row>
          <table:table-cell table:style-name="Table2.A1" office:value-type="string">
            <text:p text:style-name="Table_20_Contents">location</text:p>
          </table:table-cell>
          <table:table-cell table:style-name="Table2.A1" office:value-type="string">
            <text:p text:style-name="Table_20_Contents">JSON</text:p>
          </table:table-cell>
          <table:table-cell table:style-name="Table2.A1" office:value-type="string">
            <text:p text:style-name="Table_20_Contents">Latitude, Longitude</text:p>
          </table:table-cell>
        </table:table-row>
        <table:table-row>
          <table:table-cell table:style-name="Table2.A1" office:value-type="string">
            <text:p text:style-name="Table_20_Contents">selected_date</text:p>
          </table:table-cell>
          <table:table-cell table:style-name="Table2.A1" office:value-type="string">
            <text:p text:style-name="Table_20_Contents">DateField</text:p>
          </table:table-cell>
          <table:table-cell table:style-name="Table2.A1" office:value-type="string">
            <text:p text:style-name="Table_20_Contents">Booking date</text:p>
          </table:table-cell>
        </table:table-row>
        <table:table-row>
          <table:table-cell table:style-name="Table2.A1" office:value-type="string">
            <text:p text:style-name="Table_20_Contents">selected_slot</text:p>
          </table:table-cell>
          <table:table-cell table:style-name="Table2.A1" office:value-type="string">
            <text:p text:style-name="Table_20_Contents">CharField</text:p>
          </table:table-cell>
          <table:table-cell table:style-name="Table2.A1" office:value-type="string">
            <text:p text:style-name="Table_20_Contents">2-hour window</text:p>
          </table:table-cell>
        </table:table-row>
        <table:table-row>
          <table:table-cell table:style-name="Table2.A1" office:value-type="string">
            <text:p text:style-name="Table_20_Contents">assigned_technician</text:p>
          </table:table-cell>
          <table:table-cell table:style-name="Table2.A1" office:value-type="string">
            <text:p text:style-name="Table_20_Contents">ForeignKey</text:p>
          </table:table-cell>
          <table:table-cell table:style-name="Table2.A1" office:value-type="string">
            <text:p text:style-name="Table_20_Contents">Technician assigned</text:p>
          </table:table-cell>
        </table:table-row>
        <table:table-row>
          <table:table-cell table:style-name="Table2.A1" office:value-type="string">
            <text:p text:style-name="Table_20_Contents">status</text:p>
          </table:table-cell>
          <table:table-cell table:style-name="Table2.A1" office:value-type="string">
            <text:p text:style-name="Table_20_Contents">Enum</text:p>
          </table:table-cell>
          <table:table-cell table:style-name="Table2.A1" office:value-type="string">
            <text:p text:style-name="Table_20_Contents">pending / confirmed / completed</text:p>
          </table:table-cell>
        </table:table-row>
      </table:table>
      <text:p text:style-name="Standard"/>
      <text:p text:style-name="Standard"><text:soft-page-break/>Slo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Field</text:p>
            </table:table-cell>
            <table:table-cell table:style-name="Table3.A1" office:value-type="string">
              <text:p text:style-name="Table_20_Heading">Type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id</text:p>
          </table:table-cell>
          <table:table-cell table:style-name="Table3.A1" office:value-type="string">
            <text:p text:style-name="Table_20_Contents">UUID</text:p>
          </table:table-cell>
          <table:table-cell table:style-name="Table3.A1" office:value-type="string">
            <text:p text:style-name="Table_20_Contents">Primary key</text:p>
          </table:table-cell>
        </table:table-row>
        <table:table-row>
          <table:table-cell table:style-name="Table3.A1" office:value-type="string">
            <text:p text:style-name="Table_20_Contents">city</text:p>
          </table:table-cell>
          <table:table-cell table:style-name="Table3.A1" office:value-type="string">
            <text:p text:style-name="Table_20_Contents">CharField</text:p>
          </table:table-cell>
          <table:table-cell table:style-name="Table3.A1" office:value-type="string">
            <text:p text:style-name="Table_20_Contents">City of slot</text:p>
          </table:table-cell>
        </table:table-row>
        <table:table-row>
          <table:table-cell table:style-name="Table3.A1" office:value-type="string">
            <text:p text:style-name="Table_20_Contents">date</text:p>
          </table:table-cell>
          <table:table-cell table:style-name="Table3.A1" office:value-type="string">
            <text:p text:style-name="Table_20_Contents">DateField</text:p>
          </table:table-cell>
          <table:table-cell table:style-name="Table3.A1" office:value-type="string">
            <text:p text:style-name="Table_20_Contents">Date of slot</text:p>
          </table:table-cell>
        </table:table-row>
        <table:table-row>
          <table:table-cell table:style-name="Table3.A1" office:value-type="string">
            <text:p text:style-name="Table_20_Contents">start_time</text:p>
          </table:table-cell>
          <table:table-cell table:style-name="Table3.A1" office:value-type="string">
            <text:p text:style-name="Table_20_Contents">Time</text:p>
          </table:table-cell>
          <table:table-cell table:style-name="Table3.A1" office:value-type="string">
            <text:p text:style-name="Table_20_Contents">Slot start</text:p>
          </table:table-cell>
        </table:table-row>
        <table:table-row>
          <table:table-cell table:style-name="Table3.A1" office:value-type="string">
            <text:p text:style-name="Table_20_Contents">end_time</text:p>
          </table:table-cell>
          <table:table-cell table:style-name="Table3.A1" office:value-type="string">
            <text:p text:style-name="Table_20_Contents">Time</text:p>
          </table:table-cell>
          <table:table-cell table:style-name="Table3.A1" office:value-type="string">
            <text:p text:style-name="Table_20_Contents">Slot end</text:p>
          </table:table-cell>
        </table:table-row>
        <table:table-row>
          <table:table-cell table:style-name="Table3.A1" office:value-type="string">
            <text:p text:style-name="Table_20_Contents">technician</text:p>
          </table:table-cell>
          <table:table-cell table:style-name="Table3.A1" office:value-type="string">
            <text:p text:style-name="Table_20_Contents">FK</text:p>
          </table:table-cell>
          <table:table-cell table:style-name="Table3.A1" office:value-type="string">
            <text:p text:style-name="Table_20_Contents">Linked technician</text:p>
          </table:table-cell>
        </table:table-row>
        <table:table-row>
          <table:table-cell table:style-name="Table3.A1" office:value-type="string">
            <text:p text:style-name="Table_20_Contents">max_bookings</text:p>
          </table:table-cell>
          <table:table-cell table:style-name="Table3.A1" office:value-type="string">
            <text:p text:style-name="Table_20_Contents">Int</text:p>
          </table:table-cell>
          <table:table-cell table:style-name="Table3.A1" office:value-type="string">
            <text:p text:style-name="Table_20_Contents">Limit per slot (default 1)</text:p>
          </table:table-cell>
        </table:table-row>
        <table:table-row>
          <table:table-cell table:style-name="Table3.A1" office:value-type="string">
            <text:p text:style-name="Table_20_Contents">is_available</text:p>
          </table:table-cell>
          <table:table-cell table:style-name="Table3.A1" office:value-type="string">
            <text:p text:style-name="Table_20_Contents">Bool</text:p>
          </table:table-cell>
          <table:table-cell table:style-name="Table3.A1" office:value-type="string">
            <text:p text:style-name="Table_20_Contents">Availability flag</text:p>
          </table:table-cell>
        </table:table-row>
      </table:table>
      <text:p text:style-name="Standard"/>
      <text:h text:style-name="Heading_20_2" text:outline-level="2">🕐 Slot Generation Logic</text:h>
      <text:h text:style-name="Heading_20_3" text:outline-level="3">Slot Format</text:h>
      <text:list text:style-name="L3">
        <text:list-item>
          <text:p text:style-name="P3">Fixed <text:span text:style-name="Strong_20_Emphasis">2-hour blocks</text:span> from <text:span text:style-name="Strong_20_Emphasis">9 AM to 6 PM</text:span>:</text:p>
        </text:list-item>
      </text:list>
      <text:p text:style-name="Standard">9–11, 11–1, 1–3, 3–5, 5–7</text:p>
      <text:p text:style-name="Standard"/>
      <text:h text:style-name="Heading_20_3" text:outline-level="3">Generation Rules</text:h>
      <text:list text:style-name="L4">
        <text:list-item>
          <text:p text:style-name="P4">Slots are generated per <text:span text:style-name="Strong_20_Emphasis">city</text:span> per <text:span text:style-name="Strong_20_Emphasis">date</text:span>.</text:p>
        </text:list-item>
        <text:list-item>
          <text:p text:style-name="P4">Each technician available on that date gets a copy of all slots.</text:p>
        </text:list-item>
        <text:list-item>
          <text:p text:style-name="P4">Slot availability is tracked individually.</text:p>
        </text:list-item>
        <text:list-item>
          <text:p text:style-name="P4">When a booking occurs, it’s assigned to a technician’s specific slot.</text:p>
        </text:list-item>
      </text:list>
      <text:h text:style-name="Heading_20_3" text:outline-level="3">Implementation Procedure</text:h>
      <text:list text:style-name="L5">
        <text:list-item>
          <text:p text:style-name="P5">Daily cron/scheduler runs <text:span text:style-name="Source_20_Text">generate_slots(city, date)</text:span></text:p>
        </text:list-item>
        <text:list-item>
          <text:p text:style-name="P5">Checks all technicians marked available.</text:p>
        </text:list-item>
        <text:list-item>
          <text:p text:style-name="P5">Creates 5 standard slots for each.</text:p>
        </text:list-item>
        <text:list-item>
          <text:p text:style-name="P5">Marks as available until bookings occur.</text:p>
        </text:list-item>
      </text:list>
      <text:p text:style-name="Horizontal_20_Line"/>
      <text:h text:style-name="Heading_20_2" text:outline-level="2">5. 🧭 Assignment Logic (Initial Booking)</text:h>
      <text:list text:style-name="L6">
        <text:list-item>
          <text:p text:style-name="P6">When a customer selects date, city, and slot:</text:p>
          <text:list>
            <text:list-item>
              <text:p text:style-name="P6">System fetches all <text:span text:style-name="Strong_20_Emphasis">technicians available in that city/date/slot</text:span>.</text:p>
            </text:list-item>
          </text:list>
        </text:list-item>
        <text:list-item>
          <text:p text:style-name="P6">For each technician:</text:p>
          <text:list>
            <text:list-item>
              <text:p text:style-name="P6">Compute <text:span text:style-name="Strong_20_Emphasis">distance</text:span> from technician’s <text:span text:style-name="Emphasis">current location</text:span> to <text:span text:style-name="Emphasis">customer location</text:span>.</text:p>
            </text:list-item>
          </text:list>
        </text:list-item>
        <text:list-item>
          <text:p text:style-name="P6">Assign the <text:span text:style-name="Strong_20_Emphasis">closest available technician</text:span>.</text:p>
        </text:list-item>
        <text:list-item>
          <text:p text:style-name="P6"><text:soft-page-break/>Update:</text:p>
          <text:list>
            <text:list-item>
              <text:p text:style-name="P6">Technician’s “current location” → customer’s location (for future proximity).</text:p>
            </text:list-item>
            <text:list-item>
              <text:p text:style-name="P6">Booking → assigned technician.</text:p>
            </text:list-item>
          </text:list>
        </text:list-item>
      </text:list>
      <text:p text:style-name="Horizontal_20_Line"/>
      <text:h text:style-name="Heading_20_2" text:outline-level="2">6. 🔁 Reassignment Optimization Logic</text:h>
      <text:p text:style-name="Text_20_body"><text:span text:style-name="Strong_20_Emphasis">Goal:</text:span><text:line-break/>Minimize total travel distance for all technicians while keeping customer slots unchanged.</text:p>
      <text:p text:style-name="Text_20_body"><text:span text:style-name="Strong_20_Emphasis">Approach:</text:span></text:p>
      <text:list text:style-name="L7">
        <text:list-item>
          <text:p text:style-name="P7">Run optimization daily (e.g., at midnight for next day’s jobs).</text:p>
        </text:list-item>
        <text:list-item>
          <text:p text:style-name="P7">Construct a cost matrix:</text:p>
          <text:list>
            <text:list-item>
              <text:p text:style-name="P7">Rows = technicians</text:p>
            </text:list-item>
            <text:list-item>
              <text:p text:style-name="P7">Columns = customer bookings</text:p>
            </text:list-item>
            <text:list-item>
              <text:p text:style-name="P7">Cost = travel distance between technician’s <text:span text:style-name="Emphasis">previous</text:span> booking (or base location) and customer’s location</text:p>
            </text:list-item>
          </text:list>
        </text:list-item>
        <text:list-item>
          <text:p text:style-name="P7">Apply <text:span text:style-name="Strong_20_Emphasis">Hungarian algorithm</text:span> to minimize total travel cost.</text:p>
        </text:list-item>
      </text:list>
      <text:p text:style-name="Text_20_body"><text:span text:style-name="Strong_20_Emphasis">Output:</text:span></text:p>
      <text:list text:style-name="L8">
        <text:list-item>
          <text:p text:style-name="P8">Updated technician assignments</text:p>
        </text:list-item>
        <text:list-item>
          <text:p text:style-name="P8">Minimal total distance</text:p>
        </text:list-item>
      </text:list>
      <text:p text:style-name="Horizontal_20_Line"/>
      <text:h text:style-name="Heading_20_2" text:outline-level="2">7. 🔌 Integration with Zoho Bigin</text:h>
      <text:list text:style-name="L9">
        <text:list-item>
          <text:p text:style-name="P9">Use Zoho Bigin REST API.</text:p>
        </text:list-item>
        <text:list-item>
          <text:p text:style-name="P9">When new customer booking is created:</text:p>
          <text:list>
            <text:list-item>
              <text:p text:style-name="P9">Create a corresponding record in Zoho Bigin “Deals” or “Leads” module.</text:p>
            </text:list-item>
            <text:list-item>
              <text:p text:style-name="P9">Update Zoho when:</text:p>
              <text:list>
                <text:list-item>
                  <text:p text:style-name="P9">Technician assigned</text:p>
                </text:list-item>
                <text:list-item>
                  <text:p text:style-name="P9">Job completed</text:p>
                </text:list-item>
              </text:list>
            </text:list-item>
          </text:list>
        </text:list-item>
        <text:list-item>
          <text:p text:style-name="P9">Store Zoho API key in <text:span text:style-name="Source_20_Text">.env</text:span>.</text:p>
        </text:list-item>
      </text:list>
      <text:p text:style-name="Standard">8. 🚀 Implementation Phases for Cursor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Phase</text:p>
            </table:table-cell>
            <table:table-cell table:style-name="Table4.A1" office:value-type="string">
              <text:p text:style-name="Table_20_Heading">Module</text:p>
            </table:table-cell>
            <table:table-cell table:style-name="Table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Project Setup</text:p>
          </table:table-cell>
          <table:table-cell table:style-name="Table4.A1" office:value-type="string">
            <text:p text:style-name="Table_20_Contents">Initialize Django, REST Framework, Git repo</text:p>
          </table:table-cell>
        </table:table-row>
        <table:table-row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Models</text:p>
          </table:table-cell>
          <table:table-cell table:style-name="Table4.A1" office:value-type="string">
            <text:p text:style-name="Table_20_Contents">Create Technician, CustomerBooking, Slot</text:p>
          </table:table-cell>
        </table:table-row>
        <table:table-row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Slot Generation</text:p>
          </table:table-cell>
          <table:table-cell table:style-name="Table4.A1" office:value-type="string">
            <text:p text:style-name="Table_20_Contents">Daily slot creation script</text:p>
          </table:table-cell>
        </table:table-row>
        <text:soft-page-break/>
        <table:table-row>
          <table:table-cell table:style-name="Table4.A1" office:value-type="string">
            <text:p text:style-name="Table_20_Contents">4</text:p>
          </table:table-cell>
          <table:table-cell table:style-name="Table4.A1" office:value-type="string">
            <text:p text:style-name="Table_20_Contents">Assignment Logic</text:p>
          </table:table-cell>
          <table:table-cell table:style-name="Table4.A1" office:value-type="string">
            <text:p text:style-name="Table_20_Contents">Technician assignment API</text:p>
          </table:table-cell>
        </table:table-row>
        <table:table-row>
          <table:table-cell table:style-name="Table4.A1" office:value-type="string">
            <text:p text:style-name="Table_20_Contents">5</text:p>
          </table:table-cell>
          <table:table-cell table:style-name="Table4.A1" office:value-type="string">
            <text:p text:style-name="Table_20_Contents">Reassignment Optimization</text:p>
          </table:table-cell>
          <table:table-cell table:style-name="Table4.A1" office:value-type="string">
            <text:p text:style-name="Table_20_Contents">Distance-based optimization algorithm</text:p>
          </table:table-cell>
        </table:table-row>
        <table:table-row>
          <table:table-cell table:style-name="Table4.A1" office:value-type="string">
            <text:p text:style-name="Table_20_Contents">6</text:p>
          </table:table-cell>
          <table:table-cell table:style-name="Table4.A1" office:value-type="string">
            <text:p text:style-name="Table_20_Contents">Zoho Integration</text:p>
          </table:table-cell>
          <table:table-cell table:style-name="Table4.A1" office:value-type="string">
            <text:p text:style-name="Table_20_Contents">Sync bookings with CRM</text:p>
          </table:table-cell>
        </table:table-row>
        <table:table-row>
          <table:table-cell table:style-name="Table4.A1" office:value-type="string">
            <text:p text:style-name="Table_20_Contents">7</text:p>
          </table:table-cell>
          <table:table-cell table:style-name="Table4.A1" office:value-type="string">
            <text:p text:style-name="Table_20_Contents">Admin &amp; Monitoring</text:p>
          </table:table-cell>
          <table:table-cell table:style-name="Table4.A1" office:value-type="string">
            <text:p text:style-name="Table_20_Contents">Django Admin + basic reporting</text:p>
          </table:table-cell>
        </table:table-row>
        <table:table-row>
          <table:table-cell table:style-name="Table4.A1" office:value-type="string">
            <text:p text:style-name="Table_20_Contents">8</text:p>
          </table:table-cell>
          <table:table-cell table:style-name="Table4.A1" office:value-type="string">
            <text:p text:style-name="Table_20_Contents">Frontend API</text:p>
          </table:table-cell>
          <table:table-cell table:style-name="Table4.A1" office:value-type="string">
            <text:p text:style-name="Table_20_Contents">Public endpoint for Zoho Sites widget</text:p>
          </table:table-cell>
        </table:table-row>
      </table:table>
      <text:p text:style-name="Standard"/>
      <text:p text:style-name="Standard"/>
      <text:h text:style-name="Heading_20_2" text:outline-level="2">. 🔄 Future Extensions</text:h>
      <text:list text:style-name="L10">
        <text:list-item>
          <text:p text:style-name="P10">Technician mobile app for real-time location updates</text:p>
        </text:list-item>
        <text:list-item>
          <text:p text:style-name="P10">Predictive slot capacity (based on historical data)</text:p>
        </text:list-item>
        <text:list-item>
          <text:p text:style-name="P10">AI-assisted routing optimization</text:p>
        </text:list-item>
        <text:list-item>
          <text:p text:style-name="P10">Migration to PostgreSQL with PostGIS</text:p>
        </text:list-item>
        <text:list-item>
          <text:p text:style-name="P10">Role-based permissions &amp; analytics dashboards</text:p>
        </text:list-item>
      </text:list>
      <text:p text:style-name="Horizontal_20_Line"/>
      <text:h text:style-name="Heading_20_1" text:outline-level="1">⚙️ Cursor Agent Rule File — <text:span text:style-name="Source_20_Text">cursor-rules.yaml</text:span></text:h>
      <text:p text:style-name="Standard">project:</text:p>
      <text:p text:style-name="Standard"><text:s text:c="2"/>name: cycleworks-scheduler</text:p>
      <text:p text:style-name="Standard"><text:s text:c="2"/>language: python</text:p>
      <text:p text:style-name="Standard"><text:s text:c="2"/>framework: django</text:p>
      <text:p text:style-name="Standard"><text:s text:c="2"/>version_control: github</text:p>
      <text:p text:style-name="Standard"><text:s text:c="2"/>db: sqlite</text:p>
      <text:p text:style-name="Standard"><text:s text:c="2"/>linting: strict</text:p>
      <text:p text:style-name="Standard"><text:s text:c="2"/>testing: pytest</text:p>
      <text:p text:style-name="Standard"><text:s text:c="2"/>style: pep8</text:p>
      <text:p text:style-name="Standard"><text:s text:c="2"/>commit_format: conventional_commits</text:p>
      <text:p text:style-name="Standard"><text:s text:c="2"/>api_rate_limit: 60_per_minute</text:p>
      <text:p text:style-name="Standard"/>
      <text:p text:style-name="Standard">rules:</text:p>
      <text:p text:style-name="Standard"><text:s text:c="2"/>- Always use descriptive variable and function names.</text:p>
      <text:p text:style-name="Standard"><text:s text:c="2"/>- Include docstrings for all classes, functions, and modules.</text:p>
      <text:p text:style-name="Standard"><text:s text:c="2"/>- Use Django ORM exclusively (no raw SQL).</text:p>
      <text:p text:style-name="Standard"><text:s text:c="2"/>- Never modify code not related to the current task.</text:p>
      <text:p text:style-name="Standard"><text:s text:c="2"/>- Prefer small, atomic commits.</text:p>
      <text:p text:style-name="Standard"><text:s text:c="2"/>- Validate all incoming API payloads with DRF serializers.</text:p>
      <text:p text:style-name="Standard"><text:s text:c="2"/>- Add basic error handling and logging.</text:p>
      <text:p text:style-name="Standard"><text:s text:c="2"/>- For future deployment, ensure easy DB migration to PostgreSQL.</text:p>
      <text:p text:style-name="Standard"><text:s text:c="2"/>- Avoid hardcoding credentials or API keys.</text:p>
      <text:p text:style-name="Standard"><text:s text:c="2"/>- Re-run tests before committing.</text:p>
      <text:p text:style-name="Standard"><text:s text:c="2"/>- Use environment variables via python-dotenv.</text:p>
      <text:p text:style-name="Standard"><text:s text:c="2"/>- Limit unnecessary API endpoint creation (reuse existing resources).</text:p>
      <text:p text:style-name="Standard"><text:soft-page-break/><text:s text:c="2"/>- Maintain separation of concerns (views vs services).</text:p>
      <text:p text:style-name="Standard">- Document any third-party library usage.</text:p>
      <text:p text:style-name="Standard"/>
      <text:p text:style-name="Standard">📁 Suggested Project Structure</text:p>
      <text:p text:style-name="Standard"/>
      <text:p text:style-name="Standard">cycleworks-scheduler/</text:p>
      <text:p text:style-name="Standard">│</text:p>
      <text:p text:style-name="Standard">├── manage.py</text:p>
      <text:p text:style-name="Standard">├── requirements.txt</text:p>
      <text:p text:style-name="Standard">├── .env.example</text:p>
      <text:p text:style-name="Standard">├── .gitignore</text:p>
      <text:p text:style-name="Standard">├── cursor-rules.yaml</text:p>
      <text:p text:style-name="Standard">│</text:p>
      <text:p text:style-name="Standard">├── cycleworks_scheduler/ <text:s text:c="6"/># Django project core</text:p>
      <text:p text:style-name="Standard">│ <text:s text:c="2"/>├── settings.py</text:p>
      <text:p text:style-name="Standard">│ <text:s text:c="2"/>├── urls.py</text:p>
      <text:p text:style-name="Standard">│ <text:s text:c="2"/>├── wsgi.py</text:p>
      <text:p text:style-name="Standard">│ <text:s text:c="2"/>└── asgi.py</text:p>
      <text:p text:style-name="Standard">│</text:p>
      <text:p text:style-name="Standard">├── apps/</text:p>
      <text:p text:style-name="Standard">│ <text:s text:c="2"/>├── technicians/</text:p>
      <text:p text:style-name="Standard">│ <text:s text:c="2"/>│ <text:s text:c="2"/>├── models.py</text:p>
      <text:p text:style-name="Standard">│ <text:s text:c="2"/>│ <text:s text:c="2"/>├── views.py</text:p>
      <text:p text:style-name="Standard">│ <text:s text:c="2"/>│ <text:s text:c="2"/>├── serializers.py</text:p>
      <text:p text:style-name="Standard">│ <text:s text:c="2"/>│ <text:s text:c="2"/>└── urls.py</text:p>
      <text:p text:style-name="Standard">│ <text:s text:c="2"/>├── bookings/</text:p>
      <text:p text:style-name="Standard">│ <text:s text:c="2"/>│ <text:s text:c="2"/>├── models.py</text:p>
      <text:p text:style-name="Standard">│ <text:s text:c="2"/>│ <text:s text:c="2"/>├── views.py</text:p>
      <text:p text:style-name="Standard">│ <text:s text:c="2"/>│ <text:s text:c="2"/>├── serializers.py</text:p>
      <text:p text:style-name="Standard">│ <text:s text:c="2"/>│ <text:s text:c="2"/>├── utils/ <text:s text:c="13"/># slot generation &amp; assignment logic</text:p>
      <text:p text:style-name="Standard">│ <text:s text:c="2"/>│ <text:s text:c="2"/>└── urls.py</text:p>
      <text:p text:style-name="Standard">│ <text:s text:c="2"/>└── api/</text:p>
      <text:p text:style-name="Standard">│ <text:s text:c="6"/>├── urls.py</text:p>
      <text:p text:style-name="Standard">│ <text:s text:c="6"/>└── views.py</text:p>
      <text:p text:style-name="Standard">│</text:p>
      <text:p text:style-name="Standard">├── scripts/</text:p>
      <text:p text:style-name="Standard">│ <text:s text:c="2"/>├── generate_slots.py</text:p>
      <text:p text:style-name="Standard">│ <text:s text:c="2"/>├── optimize_assignments.py</text:p>
      <text:p text:style-name="Standard">│ <text:s text:c="2"/>└── sync_zoho.py</text:p>
      <text:p text:style-name="Standard">│</text:p>
      <text:p text:style-name="Standard">└── tests/</text:p>
      <text:p text:style-name="Standard"><text:s text:c="4"/>├── test_bookings.py</text:p>
      <text:p text:style-name="Standard"><text:s text:c="4"/>├── test_assignment.py</text:p>
      <text:p text:style-name="Standard"><text:s text:c="4"/>└── test_api.py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23:48:14.067450162</meta:creation-date>
    <dc:date>2025-11-05T23:52:40.706829265</dc:date>
    <meta:editing-duration>PT4M29S</meta:editing-duration>
    <meta:editing-cycles>1</meta:editing-cycles>
    <meta:document-statistic meta:table-count="4" meta:image-count="0" meta:object-count="0" meta:page-count="6" meta:paragraph-count="258" meta:word-count="1017" meta:character-count="6665" meta:non-whitespace-character-count="5818"/>
    <meta:generator>LibreOffice/24.2.7.2$Linux_X86_64 LibreOffice_project/420$Build-2</meta:generator>
  </office:meta>
</office:document-meta>
</file>